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lientConnectionHelper.addHttpPostParameters( WebRequest the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ClientConnectionHelper.connect( WebRequest theRequest , Configuration the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HttpClientConnectionHelper.addUserData( WebRequest the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ClientConnectionHelper.HttpClientConnectionHelper( String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ConnectionHelper.addHeaders( WebRequest the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